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16.5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088cm"/>
      <style:paragraph-properties style:writing-mode="lr-tb"/>
    </style:style>
    <style:style style:name="gr3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596cm" fo:min-width="8.934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1.303cm" fo:min-width="7.911cm" fo:padding-top="0.151cm" fo:padding-bottom="0.151cm" fo:padding-left="0.276cm" fo:padding-right="0.276cm" fo:wrap-option="wrap"/>
      <style:paragraph-properties style:writing-mode="lr-tb"/>
    </style:style>
    <style:style style:name="gr5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365cm" fo:min-width="7.687cm" fo:padding-top="0.151cm" fo:padding-bottom="0.151cm" fo:padding-left="0.276cm" fo:padding-right="0.276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2.633cm" fo:min-width="7.006cm" fo:padding-top="0.151cm" fo:padding-bottom="0.151cm" fo:padding-left="0.276cm" fo:padding-right="0.276cm" fo:wrap-option="wrap"/>
      <style:paragraph-properties style:writing-mode="lr-tb"/>
    </style:style>
    <style:style style:name="gr10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596cm" fo:min-width="9.95cm" fo:padding-top="0.151cm" fo:padding-bottom="0.151cm" fo:padding-left="0.276cm" fo:padding-right="0.276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3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824cm" fo:min-width="11.194cm" fo:padding-top="0.151cm" fo:padding-bottom="0.151cm" fo:padding-left="0.276cm" fo:padding-right="0.276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a933" draw:marker-start-width="0.279cm" draw:marker-end-width="0.279cm" draw:fill="solid" draw:fill-color="#ffffff" draw:textarea-horizontal-align="justify" draw:textarea-vertical-align="middle" draw:auto-grow-height="false" fo:min-height="2.22cm" fo:min-width="7.05cm" fo:padding-top="0.151cm" fo:padding-bottom="0.151cm" fo:padding-left="0.276cm" fo:padding-right="0.276cm" fo:wrap-option="wrap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3.321cm" fo:min-width="9.726cm" fo:padding-top="0.151cm" fo:padding-bottom="0.151cm" fo:padding-left="0.276cm" fo:padding-right="0.276cm" fo:wrap-option="wrap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00a933" draw:marker-start-width="0.279cm" draw:marker-end-width="0.279cm" draw:fill="solid" draw:fill-color="#ffffff" draw:textarea-horizontal-align="justify" draw:textarea-vertical-align="middle" draw:auto-grow-height="false" fo:min-height="4.555cm" fo:min-width="8.576cm" fo:padding-top="0.151cm" fo:padding-bottom="0.151cm" fo:padding-left="0.276cm" fo:padding-right="0.276cm" fo:wrap-option="wrap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a933" draw:marker-start-width="0.279cm" draw:marker-end-width="0.279cm" draw:fill="solid" draw:fill-color="#ffffff" draw:textarea-horizontal-align="justify" draw:textarea-vertical-align="middle" draw:auto-grow-height="false" fo:min-height="2.678cm" fo:min-width="7cm" fo:padding-top="0.151cm" fo:padding-bottom="0.151cm" fo:padding-left="0.276cm" fo:padding-right="0.276cm" fo:wrap-option="wrap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136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8.89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8.386cm" fo:min-width="12.962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8.898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0a933" draw:marker-start-width="0.279cm" draw:marker-end-width="0.279cm" draw:fill="solid" draw:fill-color="#ffffff" draw:textarea-horizontal-align="justify" draw:textarea-vertical-align="middle" draw:auto-grow-height="false" fo:min-height="3.596cm" fo:min-width="12.235cm" fo:padding-top="0.151cm" fo:padding-bottom="0.151cm" fo:padding-left="0.276cm" fo:padding-right="0.276cm" fo:wrap-option="wrap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00a933" draw:marker-start-width="0.279cm" draw:marker-end-width="0.279cm" draw:fill="solid" draw:fill-color="#ffffff" draw:textarea-horizontal-align="justify" draw:textarea-vertical-align="middle" draw:auto-grow-height="false" fo:min-height="3.136cm" fo:min-width="12.283cm" fo:padding-top="0.151cm" fo:padding-bottom="0.151cm" fo:padding-left="0.276cm" fo:padding-right="0.276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247cm" style:use-optimal-column-width="false"/>
    </style:style>
    <style:style style:name="co2" style:family="table-column">
      <style:table-column-properties style:column-width="2.728cm" style:use-optimal-column-width="false"/>
    </style:style>
    <style:style style:name="co3" style:family="table-column">
      <style:table-column-properties style:column-width="3.411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co5" style:family="table-column">
      <style:table-column-properties style:column-width="2.398cm" style:use-optimal-column-width="false"/>
    </style:style>
    <style:style style:name="co6" style:family="table-column">
      <style:table-column-properties style:column-width="2.067cm" style:use-optimal-column-width="false"/>
    </style:style>
    <style:style style:name="co7" style:family="table-column">
      <style:table-column-properties style:column-width="4.692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418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3" style:family="table-cell">
      <style:text-properties fo:color="#2a6099"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style:text-properties style:font-name="Liberation Sans1" fo:font-size="14pt" style:font-size-asian="14pt" style:font-size-complex="14pt"/>
    </style:style>
    <style:style style:name="ce6" style:family="table-cell"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color="#2a6099" style:font-name="Liberation Serif" fo:font-size="14pt" style:text-underline-style="solid" style:text-underline-width="auto" style:text-underline-color="font-color" style:font-size-asian="14pt" style:font-size-complex="14pt"/>
    </style:style>
    <style:style style:name="ce8" style:family="table-cell">
      <style:paragraph-properties fo:text-align="center"/>
      <style:text-properties style:font-name="Liberation Serif" fo:font-size="14pt" style:font-size-asian="14pt" style:font-size-complex="14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2a6099"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2a6099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style:writing-mode="lr-tb"/>
      <style:text-properties fo:color="#2a6099" style:text-underline-style="solid" style:text-underline-width="auto" style:text-underline-color="font-colo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color="#2a6099" fo:font-size="12pt" style:text-underline-style="solid" style:text-underline-width="auto" style:text-underline-color="font-color" style:font-size-asian="12pt" style:font-size-complex="12pt"/>
    </style:style>
    <style:style style:name="P20" style:family="paragraph">
      <style:text-properties style:font-name="Liberation Sans1" fo:font-size="14pt" style:font-size-asian="14pt" style:font-size-complex="14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24" style:family="paragraph">
      <style:paragraph-properties fo:text-align="center"/>
      <style:text-properties fo:color="#2a6099" style:font-name="Liberation Serif" fo:font-size="14pt" style:text-underline-style="solid" style:text-underline-width="auto" style:text-underline-color="font-color" style:font-size-asian="14pt" style:font-size-complex="14pt"/>
    </style:style>
    <style:style style:name="P25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-color="#ffffff"/>
      <style:paragraph-properties fo:text-align="start" style:writing-mode="lr-tb"/>
    </style:style>
    <style:style style:name="P32" style:family="paragraph">
      <loext:graphic-properties draw:fill-color="#ffffff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2a6099" style:text-underline-style="solid" style:text-underline-width="auto" style:text-underline-color="font-color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a6099" style:text-underline-style="none" fo:font-weight="normal" style:font-weight-asian="normal" style:font-weight-complex="normal"/>
    </style:style>
    <style:style style:name="T6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2a6099"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2a6099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color="#2a6099" style:font-name="Liberation Serif" style:text-underline-style="solid" style:text-underline-width="auto" style:text-underline-color="font-color"/>
    </style:style>
    <style:style style:name="T15" style:family="text">
      <style:text-properties fo:color="#2a6099"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17" style:family="text">
      <style:text-properties fo:color="#000000" style:font-name="Liberation Serif" style:text-underline-styl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Liberation Serif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Liberation Serif" style:text-underline-style="none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7.018cm" svg:height="2.286cm" svg:x="1.016cm" svg:y="6.35cm">
          <text:p text:style-name="P1">Web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3.048cm" svg:y="9.398cm">
          <text:p text:style-name="P1">Substance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9.398cm" svg:y="9.398cm">
          <text:p text:style-name="P1">Module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9.906cm" svg:y="9.652cm">
          <text:p text:style-name="P1">Module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10.414cm" svg:y="9.906cm">
          <text:p text:style-name="P1">Module p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18cm" svg:height="2.286cm" svg:x="1.016cm" svg:y="12.7cm">
          <text:p text:style-name="P1">PYroMat back-end in Pyth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4.318cm" svg:x="4.826cm" svg:y="1.016cm">
          <text:p text:style-name="P2">We want to build a website with dynamic content that interacts with thermodynamic data available from the PYroMat Python packag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635cm" svg:height="1.777cm" svg:x="18.797cm" svg:y="12.954cm">
          <text:p text:style-name="P2">The PYroMat back-end is already built in Pyth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635cm" svg:height="4.063cm" svg:x="18.796cm" svg:y="7.875cm">
          <text:p text:style-name="P2">We want users to be able to interact with two different types of pages that are built dynamically from PYroMat calculation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6" draw:layer="layout" svg:width="9.968cm" svg:height="1.119cm" svg:x="0.762cm" svg:y="0.762cm">
          <draw:text-box>
            <text:p text:style-name="P5"><text:span text:style-name="T1">W</text:span><text:span text:style-name="T1">el</text:span><text:span text:style-name="T1">co</text:span><text:span text:style-name="T1">m</text:span><text:span text:style-name="T1">e </text:span><text:span text:style-name="T1">to </text:span><text:span text:style-name="T1">P</text:span><text:span text:style-name="T1">Yr</text:span><text:span text:style-name="T1">o</text:span><text:span text:style-name="T1">M</text:span><text:span text:style-name="T1">at </text:span><text:span text:style-name="T1">Li</text:span><text:span text:style-name="T1">ve</text:span></text:p>
          </draw:text-box>
        </draw:frame>
        <draw:frame draw:style-name="gr8" draw:text-style-name="P9" draw:layer="layout" svg:width="10.414cm" svg:height="12.338cm" svg:x="2.286cm" svg:y="2.54cm">
          <draw:text-box>
            <text:p text:style-name="P7"><text:span text:style-name="T2">Se</text:span><text:span text:style-name="T2">arc</text:span><text:span text:style-name="T2">h </text:span><text:span text:style-name="T2">av</text:span><text:span text:style-name="T2">ail</text:span><text:span text:style-name="T2">abl</text:span><text:span text:style-name="T2">e </text:span><text:span text:style-name="T2">su</text:span><text:span text:style-name="T2">bst</text:span><text:span text:style-name="T2">an</text:span><text:span text:style-name="T2">ce</text:span><text:span text:style-name="T2">s</text:span></text:p>
            <text:p text:style-name="P7"><text:span text:style-name="T2"/></text:p>
            <text:p text:style-name="P7"><text:span text:style-name="T3">Pl</text:span><text:span text:style-name="T3">ot </text:span><text:span text:style-name="T3">M</text:span><text:span text:style-name="T3">od</text:span><text:span text:style-name="T3">ul</text:span><text:span text:style-name="T3">es</text:span></text:p>
            <text:p text:style-name="P8"><text:span text:style-name="T4">ph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Tp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6">Ts</text:span><text:span text:style-name="T5"> <text:s/>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Tv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6">Ps</text:span><text:span text:style-name="T6">yc</text:span><text:span text:style-name="T6">hro</text:span><text:span text:style-name="T6">me</text:span><text:span text:style-name="T6">tric</text:span><text:span text:style-name="T6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5"/></text:p>
            <text:p text:style-name="P7"><text:span text:style-name="T3">Cy</text:span><text:span text:style-name="T3">cle </text:span><text:span text:style-name="T3">M</text:span><text:span text:style-name="T3">od</text:span><text:span text:style-name="T3">ul</text:span><text:span text:style-name="T3">es</text:span></text:p>
            <text:p text:style-name="P8"><text:span text:style-name="T4">At</text:span><text:span text:style-name="T4">kin</text:span><text:span text:style-name="T4">so</text:span><text:span text:style-name="T4">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Br</text:span><text:span text:style-name="T4">ayt</text:span><text:span text:style-name="T4">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Di</text:span><text:span text:style-name="T4">es</text:span><text:span text:style-name="T4">e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He</text:span><text:span text:style-name="T4">at </text:span><text:span text:style-name="T4">Pu</text:span><text:span text:style-name="T4">mp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7"><text:span text:style-name="T6">Ra</text:span><text:span text:style-name="T6">nki</text:span><text:span text:style-name="T6">ne </text:span><text:span text:style-name="T6">wit</text:span><text:span text:style-name="T6">h </text:span><text:span text:style-name="T6">su</text:span><text:span text:style-name="T6">per</text:span><text:span text:style-name="T6">he</text:span><text:span text:style-name="T6">at</text:span><text:span text:style-name="T5"> <text:s/></text:span><text:span text:style-name="T5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4">Ra</text:span><text:span text:style-name="T4">nki</text:span><text:span text:style-name="T4">n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6">do</text:span><text:span text:style-name="T6">cs</text:span><text:span text:style-name="T5">)</text:span></text:p>
            <text:p text:style-name="P8"><text:span text:style-name="T7"/></text:p>
          </draw:text-box>
        </draw:frame>
        <draw:custom-shape draw:style-name="gr9" draw:text-style-name="P3" draw:layer="layout" svg:width="7.874cm" svg:height="3.251cm" svg:x="16.002cm" svg:y="4.369cm">
          <text:p text:style-name="P2">A welcome page lets users choose how they want to navigate. <text:s/>This page is stati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0.922cm" svg:height="4.318cm" svg:x="16.002cm" svg:y="8.382cm">
          <text:p text:style-name="P2">A module is a page that provides a specific kind of analysis. <text:s/>Each has a unique interface that calls on a unique back-end script to generate the results.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7.874cm" svg:height="3.251cm" svg:x="12.954cm" svg:y="0.559cm">
          <text:p text:style-name="P2">We have a basic sketch of how we want the interface to be laid ou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12" draw:layer="layout" svg:width="7.874cm" svg:height="0.762cm" svg:x="1.426cm" svg:y="7.62cm">
          <text:p text:style-name="P11">water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096cm" svg:height="0.962cm" svg:x="9.554cm" svg:y="7.42cm">
          <draw:text-box>
            <text:p>Search</text:p>
          </draw:text-box>
        </draw:frame>
        <draw:frame draw:style-name="gr13" draw:text-style-name="P9" draw:layer="layout" svg:width="5.588cm" svg:height="1.016cm" svg:x="20.984cm" svg:y="7.366cm">
          <draw:text-box>
            <text:p><text:span text:style-name="T2">Ad</text:span><text:span text:style-name="T2">va</text:span><text:span text:style-name="T2">nc</text:span><text:span text:style-name="T2">ed </text:span><text:span text:style-name="T2">Se</text:span><text:span text:style-name="T2">arc</text:span><text:span text:style-name="T2">h</text:span></text:p>
          </draw:text-box>
        </draw:frame>
        <draw:frame draw:style-name="standard" draw:layer="layout" svg:width="25.334cm" svg:height="5.201cm" svg:x="1.336cm" svg:y="9.0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4"><text:span text:style-name="T8">ID</text:span></text:p>
              </table:table-cell>
              <table:table-cell>
                <text:p text:style-name="P15"><text:span text:style-name="T8">CAS</text:span></text:p>
              </table:table-cell>
              <table:table-cell>
                <text:p text:style-name="P15"><text:span text:style-name="T8"><text:s/></text:span><text:span text:style-name="T8">InChI</text:span></text:p>
              </table:table-cell>
              <table:table-cell>
                <text:p text:style-name="P15"><text:span text:style-name="T8">Names</text:span></text:p>
              </table:table-cell>
              <table:table-cell>
                <text:p text:style-name="P15"><text:span text:style-name="T8">MW</text:span></text:p>
              </table:table-cell>
              <table:table-cell>
                <text:p text:style-name="P15"><text:span text:style-name="T8">Model</text:span></text:p>
              </table:table-cell>
              <table:table-cell table:style-name="ce2">
                <text:p text:style-name="P16"><text:span text:style-name="T8">T limits (K)</text:span></text:p>
              </table:table-cell>
              <table:table-cell table:style-name="ce2">
                <text:p text:style-name="P16"><text:span text:style-name="T8">P limits (bar)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9">mp.H2O</text:span></text:p>
              </table:table-cell>
              <table:table-cell>
                <text:p text:style-name="P18"><text:span text:style-name="T10">7732-18-5</text:span></text:p>
              </table:table-cell>
              <table:table-cell>
                <text:p text:style-name="P18"><text:span text:style-name="T10">1S/H2O/h1H2</text:span></text:p>
              </table:table-cell>
              <table:table-cell>
                <text:p text:style-name="P18"><text:span text:style-name="T10">water, steam</text:span></text:p>
              </table:table-cell>
              <table:table-cell>
                <text:p text:style-name="P18"><text:span text:style-name="T10">18.0153</text:span></text:p>
              </table:table-cell>
              <table:table-cell table:style-name="ce3">
                <text:p text:style-name="P19"><text:span text:style-name="T9">mp1</text:span></text:p>
              </table:table-cell>
              <table:table-cell table:style-name="ce5">
                <text:p text:style-name="P20"><text:span text:style-name="T10">273.16 – 1273.0</text:span></text:p>
              </table:table-cell>
              <table:table-cell table:style-name="ce5">
                <text:p text:style-name="P20"><text:span text:style-name="T10">0.0 – 10,000.0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9">ig.H2O</text:span></text:p>
              </table:table-cell>
              <table:table-cell>
                <text:p text:style-name="P18"><text:span text:style-name="T10">7732-18-5</text:span></text:p>
              </table:table-cell>
              <table:table-cell>
                <text:p text:style-name="P18"><text:span text:style-name="T10">1S/H2O/h1H2</text:span></text:p>
              </table:table-cell>
              <table:table-cell>
                <text:p text:style-name="P18"><text:span text:style-name="T10">water, steam</text:span></text:p>
              </table:table-cell>
              <table:table-cell>
                <text:p text:style-name="P18"><text:span text:style-name="T10">18.0153</text:span></text:p>
              </table:table-cell>
              <table:table-cell table:style-name="ce3">
                <text:p text:style-name="P19"><text:span text:style-name="T9">ig</text:span></text:p>
              </table:table-cell>
              <table:table-cell table:style-name="ce5">
                <text:p text:style-name="P20"><text:span text:style-name="T10">200.0 – 6000.0</text:span></text:p>
              </table:table-cell>
              <table:table-cell table:style-name="ce5">
                <text:p text:style-name="P20"><text:span text:style-name="T10">-</text:span></text:p>
              </table:table-cell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3" draw:layer="layout" svg:width="12.192cm" svg:height="4.572cm" svg:x="12.192cm" svg:y="2.032cm">
          <text:p text:style-name="P2">An interactive table lets users browse available substances along with some meta information. <text:s/>For reduced server load, it is not necessary for the table to update as users typ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7.874cm" svg:height="3.251cm" svg:x="0.762cm" svg:y="0.762cm">
          <text:p text:style-name="P2">If users choose to search the available substances, they arrive he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5" draw:text-style-name="P23" draw:layer="layout" svg:width="17.526cm" svg:height="9.39cm" svg:x="0.508cm" svg:y="0.457cm">
          <draw:text-box>
            <text:p><text:span text:style-name="T11">ID</text:span><text:span text:style-name="T12">: </text:span><text:span text:style-name="T12">mp</text:span><text:span text:style-name="T12">.H</text:span><text:span text:style-name="T12">2O</text:span></text:p>
            <text:p><text:span text:style-name="T11">M</text:span><text:span text:style-name="T11">W:</text:span><text:span text:style-name="T13"> </text:span><text:span text:style-name="T13">18.</text:span><text:span text:style-name="T13">01</text:span><text:span text:style-name="T13">53</text:span></text:p>
            <text:p><text:span text:style-name="T11">CA</text:span><text:span text:style-name="T11">S</text:span><text:span text:style-name="T12">: </text:span><text:span text:style-name="T12">77</text:span><text:span text:style-name="T12">32-</text:span><text:span text:style-name="T12">18-</text:span><text:span text:style-name="T12">5</text:span></text:p>
            <text:p><text:span text:style-name="T11">In</text:span><text:span text:style-name="T11">Ch</text:span><text:span text:style-name="T11">I</text:span><text:span text:style-name="T12">: </text:span><text:span text:style-name="T12">1S/</text:span><text:span text:style-name="T12">H2</text:span><text:span text:style-name="T12">O/</text:span><text:span text:style-name="T12">h1</text:span><text:span text:style-name="T12">H2</text:span></text:p>
            <text:p><text:span text:style-name="T11">Na</text:span><text:span text:style-name="T11">me</text:span><text:span text:style-name="T11">s</text:span><text:span text:style-name="T12">: </text:span><text:span text:style-name="T12">wa</text:span><text:span text:style-name="T12">ter, </text:span><text:span text:style-name="T12">ste</text:span><text:span text:style-name="T12">am</text:span></text:p>
            <text:p><text:span text:style-name="T11">M</text:span><text:span text:style-name="T11">od</text:span><text:span text:style-name="T11">el</text:span><text:span text:style-name="T12">: </text:span><text:span text:style-name="T14">mp</text:span><text:span text:style-name="T14">1</text:span></text:p>
            <text:p><text:span text:style-name="T12"/></text:p>
            <text:p><text:span text:style-name="T11">Av</text:span><text:span text:style-name="T11">ail</text:span><text:span text:style-name="T11">abl</text:span><text:span text:style-name="T11">e </text:span><text:span text:style-name="T11">mo</text:span><text:span text:style-name="T11">dul</text:span><text:span text:style-name="T11">es:</text:span></text:p>
            <text:p text:style-name="P22"><text:span text:style-name="T13"><text:s text:c="3"/></text:span><text:span text:style-name="T15">Ra</text:span><text:span text:style-name="T15">nki</text:span><text:span text:style-name="T15">ne </text:span><text:span text:style-name="T15">Cy</text:span><text:span text:style-name="T15">cle</text:span><text:span text:style-name="T15"><text:tab/></text:span><text:span text:style-name="T16">&lt;br</text:span><text:span text:style-name="T16">ief </text:span><text:span text:style-name="T16">des</text:span><text:span text:style-name="T16">cri</text:span><text:span text:style-name="T16">pti</text:span><text:span text:style-name="T16">on </text:span><text:span text:style-name="T16">her</text:span><text:span text:style-name="T16">e&gt;</text:span></text:p>
            <text:p><text:span text:style-name="T12"><text:s text:c="3"/></text:span><text:span text:style-name="T14">Ts </text:span><text:span text:style-name="T14">Di</text:span><text:span text:style-name="T14">agr</text:span><text:span text:style-name="T14">am</text:span><text:span text:style-name="T14"><text:tab/></text:span><text:span text:style-name="T14"><text:tab/></text:span><text:span text:style-name="T17">&lt;br</text:span><text:span text:style-name="T17">ief </text:span><text:span text:style-name="T17">des</text:span><text:span text:style-name="T17">cri</text:span><text:span text:style-name="T17">pti</text:span><text:span text:style-name="T17">on </text:span><text:span text:style-name="T17">her</text:span><text:span text:style-name="T17">e&gt;</text:span></text:p>
            <text:p text:style-name="P22"><text:span text:style-name="T18"><text:s text:c="3"/></text:span><text:span text:style-name="T19">ph </text:span><text:span text:style-name="T19">Di</text:span><text:span text:style-name="T19">agr</text:span><text:span text:style-name="T19">am</text:span><text:span text:style-name="T20"><text:tab/></text:span><text:span text:style-name="T20"><text:tab/></text:span><text:span text:style-name="T17">&lt;br</text:span><text:span text:style-name="T17">ief </text:span><text:span text:style-name="T17">des</text:span><text:span text:style-name="T17">cri</text:span><text:span text:style-name="T17">pti</text:span><text:span text:style-name="T17">on </text:span><text:span text:style-name="T17">her</text:span><text:span text:style-name="T17">e&gt;</text:span></text:p>
            <text:p><text:span text:style-name="T12"/></text:p>
            <text:p text:style-name="P22"><text:span text:style-name="T21">So</text:span><text:span text:style-name="T21">urc</text:span><text:span text:style-name="T21">e </text:span><text:span text:style-name="T21">Da</text:span><text:span text:style-name="T21">ta: </text:span><text:span text:style-name="T21">&lt;</text:span><text:span text:style-name="T16">ci</text:span><text:span text:style-name="T16">ted </text:span><text:span text:style-name="T16">sou</text:span><text:span text:style-name="T16">rce</text:span><text:span text:style-name="T16">s&gt;</text:span></text:p>
          </draw:text-box>
        </draw:frame>
        <draw:frame draw:style-name="standard" draw:layer="layout" svg:width="14.098cm" svg:height="3.887cm" svg:x="0.675cm" svg:y="9.99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ce7">
              <table:table-cell>
                <text:p text:style-name="P24">T</text:p>
              </table:table-cell>
              <table:table-cell>
                <text:p text:style-name="P24">p</text:p>
              </table:table-cell>
              <table:table-cell>
                <text:p text:style-name="P24">d</text:p>
              </table:table-cell>
              <table:table-cell>
                <text:p text:style-name="P24">x</text:p>
              </table:table-cell>
              <table:table-cell>
                <text:p text:style-name="P24">e</text:p>
              </table:table-cell>
              <table:table-cell>
                <text:p text:style-name="P24">h</text:p>
              </table:table-cell>
              <table:table-cell>
                <text:p text:style-name="P24">s</text:p>
              </table:table-cell>
              <table:table-cell>
                <text:p text:style-name="P24">cp</text:p>
              </table:table-cell>
              <table:table-cell>
                <text:p text:style-name="P24">cv</text:p>
              </table:table-cell>
              <table:table-cell>
                <text:p text:style-name="P24">gam</text:p>
              </table:table-cell>
            </table:table-row>
            <table:table-row table:style-name="ro3" table:default-cell-style-name="ce8">
              <table:table-cell/>
              <table:table-cell>
                <text:p text:style-name="P25">___</text:p>
              </table:table-cell>
              <table:table-cell>
                <text:p text:style-name="P25">___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8">
              <table:table-cell>
                <text:p text:style-name="P25">___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5">___</text:p>
              </table:table-cell>
              <table:table-cell/>
              <table:table-cell/>
              <table:table-cell/>
            </table:table-row>
            <table:table-row table:style-name="ro3" table:default-cell-style-name="ce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6" draw:text-style-name="P27" draw:layer="layout" svg:width="7.874cm" svg:height="2.794cm" svg:x="7.366cm" svg:y="1.778cm">
          <text:p text:style-name="P26">Meta information are all embedded in the Python data objec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10.668cm" svg:height="4.013cm" svg:x="12.7cm" svg:y="5.08cm">
          <text:p text:style-name="P26">Here, links to all modules that support the substance are provided with brief descriptions. <text:s/>These are NOT part of the Python back-en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7" draw:layer="layout" svg:width="9.652cm" svg:height="5.381cm" svg:x="16.256cm" svg:y="9.652cm">
          <text:p text:style-name="P26">A dynamic table provides all other properties if any two are entered. <text:s/>Users should be able to dynamically add new rows. <text:s/>Errors are possible, so a message field should provide meaningful feedback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7.874cm" svg:height="3.302cm" svg:x="16.256cm" svg:y="0.254cm">
          <text:p text:style-name="P26">When users click on one of the substances, they are taken to a substance pag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2" draw:text-style-name="P29" draw:layer="layout" svg:width="10.16cm" svg:height="0.962cm" svg:x="1.524cm" svg:y="1.016cm">
          <draw:text-box>
            <text:p><text:span text:style-name="T22">M</text:span><text:span text:style-name="T22">od</text:span><text:span text:style-name="T22">ul</text:span><text:span text:style-name="T22">e </text:span><text:span text:style-name="T22">Na</text:span><text:span text:style-name="T22">me </text:span><text:span text:style-name="T22"><text:s/></text:span><text:span text:style-name="T23">[M</text:span><text:span text:style-name="T23">od</text:span><text:span text:style-name="T23">ul</text:span><text:span text:style-name="T23">e </text:span><text:span text:style-name="T23">Do</text:span><text:span text:style-name="T23">cs]</text:span></text:p>
          </draw:text-box>
        </draw:frame>
        <draw:custom-shape draw:style-name="gr20" draw:text-style-name="P31" draw:layer="layout" svg:width="8.636cm" svg:height="0.762cm" svg:x="2.794cm" svg:y="2.54cm">
          <text:p text:style-name="P30">Substance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0.762cm" svg:height="0.762cm" svg:x="2.032cm" svg:y="2.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2" draw:layer="layout" svg:width="0.508cm" svg:height="0.254cm" svg:x="2.186cm" svg:y="2.79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9.398cm" svg:height="5.842cm" svg:x="2.032cm" svg:y="4.318cm">
          <text:p text:style-name="P11">Table of Module Parameters</text:p>
          <text:p text:style-name="P11">User enters some</text:p>
          <text:p text:style-name="P11">Module calculates others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3.462cm" svg:height="8.636cm" svg:x="12.192cm" svg:y="1.524cm">
          <text:p text:style-name="P11">Clickable Graphic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9.398cm" svg:height="2.794cm" svg:x="2.032cm" svg:y="10.668cm">
          <text:p text:style-name="P11">Module output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3.207cm" svg:height="4.318cm" svg:x="14.532cm" svg:y="0.508cm">
          <text:p text:style-name="P26">Module pages allow users to choose from a list of supported substances, enter a set of parameters, and may support a clickable graphic. <text:s/>These pages do some high-level calculation - like modeling a steam engin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13.207cm" svg:height="3.81cm" svg:x="12.192cm" svg:y="10.668cm">
          <text:p text:style-name="P26">This requires back-end calls to property methods and some high-level (potentially expensive) scripts. <text:s/>Errors are possible, so there is a text box for detailed message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0:51:28.833264373</meta:creation-date>
    <dc:date>2022-02-15T15:15:26.493501767</dc:date>
    <meta:editing-duration>PT2H20M35S</meta:editing-duration>
    <meta:editing-cycles>8</meta:editing-cycles>
    <meta:generator>LibreOffice/6.4.7.2$Linux_X86_64 LibreOffice_project/40$Build-2</meta:generator>
    <meta:document-statistic meta:object-count="66"/>
  </office:meta>
</office:document-meta>
</file>